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5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02b.lrecw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ages in pdf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matter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sues in Generating Text from Interlingua Representations</text:p>
          </table:table-cell>
          <table:table-cell office:value-type="string" calcext:value-type="string">
            <text:p>Stephan Buseman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UNL Distinctive Features: Inferences from a NL-UNL Enconverting Task</text:p>
          </table:table-cell>
          <table:table-cell office:value-type="string" calcext:value-type="string">
            <text:p>Ronaldo Teixeira Martins and Lúcia Helena Machado Rino and Maria das Graças Volpe Nunes and Osvaldo Novais Oliveir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uctural and lexical transfer from an UNL graph to an equivalent natural language dependency tree.</text:p>
          </table:table-cell>
          <table:table-cell office:value-type="string" calcext:value-type="string">
            <text:p>Etienne Blanc and Gilles Sérasset and WangJu Tsai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e Lexical Issues of UNL.</text:p>
          </table:table-cell>
          <table:table-cell office:value-type="string" calcext:value-type="string">
            <text:p>Igor Boguslavsky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rationale for using UNL as an Interlingua and more in various domains</text:p>
          </table:table-cell>
          <table:table-cell office:value-type="string" calcext:value-type="string">
            <text:p>Christian Boitet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Platform for Experimenting UNL (Universal Networking Language)</text:p>
          </table:table-cell>
          <table:table-cell office:value-type="string" calcext:value-type="string">
            <text:p>Wang-Ju Tsai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L – Universal Communication Language</text:p>
          </table:table-cell>
          <table:table-cell office:value-type="string" calcext:value-type="string">
            <text:p>Carlos A. Estombelo Montesco and Dilvan de Abreu Moreir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, Challenges and misunderstanding. Some answers.</text:p>
          </table:table-cell>
          <table:table-cell office:value-type="string" calcext:value-type="string">
            <text:p>Jesús Cardeñosa and Edmundo Tova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calcext:conditional-formats>
          <calcext:conditional-format calcext:target-range-address="'2002b.lrecw'.A4:'2002b.lrecw'.A4">
            <calcext:condition calcext:apply-style-name="Accent" calcext:value="duplicate" calcext:base-cell-address="'2002b.lrecw'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18:47:14.593680569</dc:date>
    <meta:editing-duration>PT5M49S</meta:editing-duration>
    <meta:editing-cycles>2</meta:editing-cycles>
    <meta:generator>LibreOffice/6.0.7.3$Linux_X86_64 LibreOffice_project/00m0$Build-3</meta:generator>
    <meta:document-statistic meta:table-count="1" meta:cell-count="43" meta:object-count="0"/>
  </office:meta>
</office:document-meta>
</file>